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 style:data-style-name="N154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5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4">
      <style:table-cell-properties style:rotation-align="none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5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Agosto 2023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73900" calcext:value-type="float">
            <text:p>$ 73,900.00</text:p>
          </table:table-cell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114583.71" calcext:value-type="float">
            <text:p>$ 114,583.7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30760" calcext:value-type="float">
            <text:p>$ 30,76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126266.68" calcext:value-type="float">
            <text:p>$ 126,266.6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189760" calcext:value-type="float">
            <text:p>$ 189,76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41156.48" calcext:value-type="float">
            <text:p>$ 41,156.4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78170" calcext:value-type="float">
            <text:p>$ 78,170.00</text:p>
          </table:table-cell>
          <table:table-cell table:style-name="ce26" office:value-type="string" calcext:value-type="string">
            <text:p>Liturgia Cotidiana</text:p>
          </table:table-cell>
          <table:table-cell table:style-name="ce30" office:value-type="float" office:value="4900" calcext:value-type="float">
            <text:p>$ 4,9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212520" calcext:value-type="float">
            <text:p>$ 212,52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16296.58" calcext:value-type="float">
            <text:p>$ 16,296.5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8460" calcext:value-type="float">
            <text:p>$ 8,460.00</text:p>
          </table:table-cell>
          <table:table-cell table:style-name="ce26" office:value-type="string" calcext:value-type="string">
            <text:p>Limpieza templos</text:p>
          </table:table-cell>
          <table:table-cell table:style-name="ce30" office:value-type="float" office:value="24500" calcext:value-type="float">
            <text:p>$ 24,5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36620" calcext:value-type="float">
            <text:p>$ 36,62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26845.78" calcext:value-type="float">
            <text:p>$ 26,845.7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Arreglos electricidad</text:p>
          </table:table-cell>
          <table:table-cell table:style-name="ce30" office:value-type="float" office:value="15000" calcext:value-type="float">
            <text:p>$ 1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amparas</text:p>
          </table:table-cell>
          <table:table-cell table:style-name="ce30" office:value-type="float" office:value="3500" calcext:value-type="float">
            <text:p>$ 3,5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eña</text:p>
          </table:table-cell>
          <table:table-cell table:style-name="ce30" office:value-type="float" office:value="22350" calcext:value-type="float">
            <text:p>$ 22,35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Arreglo fotocopiadora</text:p>
          </table:table-cell>
          <table:table-cell table:style-name="ce30" office:value-type="float" office:value="106000" calcext:value-type="float">
            <text:p>$ 106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Desratizacion San Eduardo</text:p>
          </table:table-cell>
          <table:table-cell table:style-name="ce30" office:value-type="float" office:value="33000" calcext:value-type="float">
            <text:p>$ 33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VTV</text:p>
          </table:table-cell>
          <table:table-cell table:style-name="ce30" office:value-type="float" office:value="6400" calcext:value-type="float">
            <text:p>$ 6,4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35000" calcext:value-type="float">
            <text:p>$ 3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80861" calcext:value-type="float">
            <text:p>$ 80,861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Donaciones</text:p>
          </table:table-cell>
          <table:table-cell table:style-name="ce30" office:value-type="float" office:value="120000" calcext:value-type="float">
            <text:p>$ 120,00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40000" calcext:value-type="float">
            <text:p>$ 4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SUM([.C8:.C23])" office:value-type="float" office:value="750190" calcext:value-type="float">
            <text:p>$ 750,19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3])" office:value-type="float" office:value="696660.23" calcext:value-type="float">
            <text:p>$ 696,660.2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Superávit</text:p>
          </table:table-cell>
          <table:table-cell table:style-name="ce12" table:formula="of:=[.C25]-[.E25]" office:value-type="float" office:value="53529.77" calcext:value-type="float">
            <text:p>$ 53,529.7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ce13"/>
          <table:table-cell table:style-name="ce19"/>
          <table:table-cell table:style-name="ce22"/>
          <table:table-cell table:number-columns-repeated="1019"/>
        </table:table-row>
        <table:table-row table:style-name="ro5">
          <table:table-cell table:number-columns-repeated="3"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10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3"/>
          <table:table-cell table:style-name="ce12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date-style style:name="N157">
      <number:day/>
      <number:text>-</number:text>
      <number:month number:textual="true"/>
    </number:dat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4">
      <number:hours/>
      <number:text>:</number:text>
      <number:minutes number:style="long"/>
      <number:text>:</number:text>
      <number:seconds number:style="long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6">
      <number:hours/>
      <number:text>:</number:text>
      <number:minutes number:style="long"/>
      <number:text> </number:text>
      <number:am-pm/>
    </number:tim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55">
      <number:month number:textual="true"/>
      <number:text>-</number:text>
      <number:year/>
    </number:date-style>
    <number:date-style style:name="N126">
      <number:month/>
      <number:text>/</number:text>
      <number:day/>
      <number:text>/</number:text>
      <number:year number:style="long"/>
    </number:date-style>
    <number:number-style style:name="N154P0" style:volatile="true">
      <number:text>$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54P0"/>
    </number:number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23">
      <number:hours/>
      <number:text>:</number:text>
      <number:minutes number:style="long"/>
    </number:time-style>
    <number:time-style style:name="N122">
      <number:minutes number:style="long"/>
      <number:text>:</number:text>
      <number:seconds number:style="long"/>
    </number:time-style>
    <number:date-style style:name="N121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3-09-03T19:06:14.763758576</dc:date>
    <meta:editing-cycles>48</meta:editing-cycles>
    <meta:editing-duration>PT3H28M42S</meta:editing-duration>
    <meta:generator>LibreOffice/7.3.7.2$Linux_X86_64 LibreOffice_project/30$Build-2</meta:generator>
    <meta:print-date>2023-08-13T19:49:28.888436636</meta:print-date>
    <meta:document-statistic meta:table-count="1" meta:cell-count="59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